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26.41mm"/>
    </style:style>
    <style:style style:name="co4" style:family="table-column">
      <style:table-column-properties fo:break-before="auto" style:column-width="27.5mm"/>
    </style:style>
    <style:style style:name="co5" style:family="table-column">
      <style:table-column-properties fo:break-before="auto" style:column-width="36.76mm"/>
    </style:style>
    <style:style style:name="co6" style:family="table-column">
      <style:table-column-properties fo:break-before="auto" style:column-width="26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2"/>
    <style:style style:name="ce5" style:family="table-cell" style:parent-style-name="Default" style:data-style-name="N119"/>
    <style:style style:name="ce9" style:family="table-cell" style:parent-style-name="Default">
      <style:text-properties style:text-outline="false" style:text-line-through-style="none" style:text-line-through-type="none" style:font-name="lucidatypewriter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typewriter" style:font-size-asian="10pt" style:language-asian="none" style:country-asian="none" style:font-style-asian="normal" style:font-weight-asian="normal" style:font-name-complex="lucidatypewriter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lucidatypewriter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"/>
    <style:style style:name="ce13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bsolete" table:style-name="ta1">
        <table:table-column table:style-name="co1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4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Default" office:value-type="string" calcext:value-type="string">
            <text:p>tmean</text:p>
          </table:table-cell>
          <table:table-cell table:style-name="Default" office:value-type="string" calcext:value-type="string">
            <text:p>trmsNs</text:p>
          </table:table-cell>
          <table:table-cell table:style-name="Default" office:value-type="string" calcext:value-type="string">
            <text:p>tmaxNs</text:p>
          </table:table-cell>
          <table:table-cell table:style-name="Default" office:value-type="string" calcext:value-type="string">
            <text:p>B_50</text:p>
          </table:table-cell>
          <table:table-cell/>
          <table:table-cell office:value-type="string" calcext:value-type="string">
            <text:p>noise threshold</text:p>
          </table:table-cell>
          <table:table-cell table:number-columns-repeated="2"/>
          <table:table-cell office:value-type="string" calcext:value-type="string">
            <text:p>tmean</text:p>
          </table:table-cell>
          <table:table-cell table:style-name="Default" office:value-type="string" calcext:value-type="string">
            <text:p>trmsNs</text:p>
          </table:table-cell>
          <table:table-cell office:value-type="string" calcext:value-type="string">
            <text:p>tmaxNs</text:p>
          </table:table-cell>
          <table:table-cell table:style-name="Default" office:value-type="string" calcext:value-type="string">
            <text:p>B_50</text:p>
          </table:table-cell>
          <table:table-cell/>
          <table:table-cell office:value-type="string" calcext:value-type="string">
            <text:p>noise thresh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x4</text:p>
          </table:table-cell>
          <table:table-cell office:value-type="float" office:value="239.503937117612" calcext:value-type="float">
            <text:p>239.50</text:p>
          </table:table-cell>
          <table:table-cell table:style-name="ce2" office:value-type="float" office:value="64.9112120847278" calcext:value-type="float">
            <text:p>64.91</text:p>
          </table:table-cell>
          <table:table-cell office:value-type="float" office:value="342.105263157895" calcext:value-type="float">
            <text:p>342.11</text:p>
          </table:table-cell>
          <table:table-cell office:value-type="float" office:value="3099756.47818663" calcext:value-type="float">
            <text:p>3,099,756.48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rx4</text:p>
          </table:table-cell>
          <table:table-cell table:style-name="ce1" office:value-type="float" office:value="248.250451730367" calcext:value-type="float">
            <text:p>248.25</text:p>
          </table:table-cell>
          <table:table-cell office:value-type="float" office:value="79.3508540113597" calcext:value-type="float">
            <text:p>79.35</text:p>
          </table:table-cell>
          <table:table-cell table:style-name="ce1" office:value-type="float" office:value="427.631578947368" calcext:value-type="float">
            <text:p>427.63</text:p>
          </table:table-cell>
          <table:table-cell office:value-type="float" office:value="2521827.50040731" calcext:value-type="float">
            <text:p>2,521,827.50</text:p>
          </table:table-cell>
          <table:table-cell/>
          <table:table-cell office:value-type="float" office:value="0.03" calcext:value-type="float">
            <text:p>0.03</text:p>
          </table:table-cell>
          <table:table-cell table:number-columns-repeated="2"/>
          <table:table-cell office:value-type="string" calcext:value-type="string">
            <text:p>idxref</text:p>
          </table:table-cell>
          <table:table-cell office:value-type="string" calcext:value-type="string">
            <text:p>10 muestras</text:p>
          </table:table-cell>
        </table:table-row>
        <table:table-row table:style-name="ro1">
          <table:table-cell table:number-columns-repeated="10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5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rx3</text:p>
          </table:table-cell>
          <table:table-cell office:value-type="float" office:value="268.673386160673" calcext:value-type="float">
            <text:p>268.67</text:p>
          </table:table-cell>
          <table:table-cell office:value-type="float" office:value="65.9739018525792" calcext:value-type="float">
            <text:p>65.97</text:p>
          </table:table-cell>
          <table:table-cell office:value-type="float" office:value="315.78947368421" calcext:value-type="float">
            <text:p>315.79</text:p>
          </table:table-cell>
          <table:table-cell office:value-type="float" office:value="3202225.84418359" calcext:value-type="float">
            <text:p>3,202,225.84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rx3</text:p>
          </table:table-cell>
          <table:table-cell table:style-name="ce1" office:value-type="float" office:value="274.396674363784" calcext:value-type="float">
            <text:p>274.40</text:p>
          </table:table-cell>
          <table:table-cell office:value-type="float" office:value="76.3691191699993" calcext:value-type="float">
            <text:p>76.37</text:p>
          </table:table-cell>
          <table:table-cell table:style-name="ce1" office:value-type="float" office:value="378.947368421053" calcext:value-type="float">
            <text:p>378.95</text:p>
          </table:table-cell>
          <table:table-cell office:value-type="float" office:value="2639850.00989831" calcext:value-type="float">
            <text:p>2,639,850.01</text:p>
          </table:table-cell>
          <table:table-cell/>
          <table:table-cell office:value-type="float" office:value="0.03" calcext:value-type="float">
            <text:p>0.03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5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rx2</text:p>
          </table:table-cell>
          <table:table-cell office:value-type="float" office:value="261.92857231185" calcext:value-type="float">
            <text:p>261.93</text:p>
          </table:table-cell>
          <table:table-cell office:value-type="float" office:value="59.5999629385061" calcext:value-type="float">
            <text:p>59.60</text:p>
          </table:table-cell>
          <table:table-cell office:value-type="float" office:value="289.473684210526" calcext:value-type="float">
            <text:p>289.47</text:p>
          </table:table-cell>
          <table:table-cell office:value-type="float" office:value="3385005.31807802" calcext:value-type="float">
            <text:p>3,385,005.32</text:p>
          </table:table-cell>
          <table:table-cell table:style-name="ce1"/>
          <table:table-cell table:style-name="ce1" office:value-type="float" office:value="0.05" calcext:value-type="float">
            <text:p>0.05</text:p>
          </table:table-cell>
          <table:table-cell/>
          <table:table-cell office:value-type="string" calcext:value-type="string">
            <text:p>rx2</text:p>
          </table:table-cell>
          <table:table-cell table:style-name="ce1" office:value-type="float" office:value="267.388615359986" calcext:value-type="float">
            <text:p>267.39</text:p>
          </table:table-cell>
          <table:table-cell office:value-type="float" office:value="71.0325690783121" calcext:value-type="float">
            <text:p>71.03</text:p>
          </table:table-cell>
          <table:table-cell table:style-name="ce1" office:value-type="float" office:value="373.684210526316" calcext:value-type="float">
            <text:p>373.68</text:p>
          </table:table-cell>
          <table:table-cell office:value-type="float" office:value="2832819.54232327" calcext:value-type="float">
            <text:p>2,832,819.54</text:p>
          </table:table-cell>
          <table:table-cell table:style-name="ce1"/>
          <table:table-cell table:style-name="ce1" office:value-type="float" office:value="0.03" calcext:value-type="float">
            <text:p>0.03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table:number-columns-repeated="2"/>
          <table:table-cell table:number-columns-repeated="3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table:style-name="ce1" table:number-columns-repeated="2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rx1</text:p>
          </table:table-cell>
          <table:table-cell office:value-type="float" office:value="264.363504876451" calcext:value-type="float">
            <text:p>264.36</text:p>
          </table:table-cell>
          <table:table-cell office:value-type="float" office:value="51.7644782778507" calcext:value-type="float">
            <text:p>51.76</text:p>
          </table:table-cell>
          <table:table-cell office:value-type="float" office:value="210.526315789474" calcext:value-type="float">
            <text:p>210.53</text:p>
          </table:table-cell>
          <table:table-cell office:value-type="float" office:value="3917273.98474313" calcext:value-type="float">
            <text:p>3,917,273.98</text:p>
          </table:table-cell>
          <table:table-cell table:style-name="ce1"/>
          <table:table-cell table:style-name="ce1" office:value-type="float" office:value="0.05" calcext:value-type="float">
            <text:p>0.05</text:p>
          </table:table-cell>
          <table:table-cell/>
          <table:table-cell office:value-type="string" calcext:value-type="string">
            <text:p>rx1</text:p>
          </table:table-cell>
          <table:table-cell table:style-name="ce1" office:value-type="float" office:value="267.20422895737" calcext:value-type="float">
            <text:p>267.20</text:p>
          </table:table-cell>
          <table:table-cell office:value-type="float" office:value="56.3358332282312" calcext:value-type="float">
            <text:p>56.34</text:p>
          </table:table-cell>
          <table:table-cell table:style-name="ce1" office:value-type="float" office:value="242.105263157895" calcext:value-type="float">
            <text:p>242.11</text:p>
          </table:table-cell>
          <table:table-cell office:value-type="float" office:value="3556619.20750619" calcext:value-type="float">
            <text:p>3,556,619.21</text:p>
          </table:table-cell>
          <table:table-cell table:style-name="ce1"/>
          <table:table-cell table:style-name="ce1" office:value-type="float" office:value="0.03" calcext:value-type="float">
            <text:p>0.03</text:p>
          </table:table-cell>
          <table:table-cell table:number-columns-repeated="4"/>
        </table:table-row>
        <table:table-row table:style-name="ro1" table:number-rows-repeated="4">
          <table:table-cell table:number-columns-repeated="5"/>
          <table:table-cell table:style-name="ce1" table:number-columns-repeated="2"/>
          <table:table-cell table:number-columns-repeated="3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5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tmean</text:p>
          </table:table-cell>
          <table:table-cell table:style-name="Default" office:value-type="string" calcext:value-type="string">
            <text:p>trmsNs</text:p>
          </table:table-cell>
          <table:table-cell table:style-name="Default" office:value-type="string" calcext:value-type="string">
            <text:p>tmaxNs</text:p>
          </table:table-cell>
          <table:table-cell table:style-name="Default" office:value-type="string" calcext:value-type="string">
            <text:p>B_50</text:p>
          </table:table-cell>
          <table:table-cell/>
          <table:table-cell office:value-type="string" calcext:value-type="string">
            <text:p>noise threshold</text:p>
          </table:table-cell>
          <table:table-cell table:number-columns-repeated="3"/>
          <table:table-cell table:style-name="Default" office:value-type="string" calcext:value-type="string">
            <text:p>tmean</text:p>
          </table:table-cell>
          <table:table-cell office:value-type="string" calcext:value-type="string">
            <text:p>trmsNs</text:p>
          </table:table-cell>
          <table:table-cell table:style-name="Default" office:value-type="string" calcext:value-type="string">
            <text:p>tmaxNs</text:p>
          </table:table-cell>
          <table:table-cell office:value-type="string" calcext:value-type="string">
            <text:p>B_50</text:p>
          </table:table-cell>
          <table:table-cell/>
          <table:table-cell office:value-type="string" calcext:value-type="string">
            <text:p>noise thresh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x4</text:p>
          </table:table-cell>
          <table:table-cell office:value-type="float" office:value="256.843122511624" calcext:value-type="float">
            <text:p>256.84</text:p>
          </table:table-cell>
          <table:table-cell office:value-type="float" office:value="95.9463979888937" calcext:value-type="float">
            <text:p>95.95</text:p>
          </table:table-cell>
          <table:table-cell office:value-type="float" office:value="611.842105263158" calcext:value-type="float">
            <text:p>611.84</text:p>
          </table:table-cell>
          <table:table-cell office:value-type="float" office:value="2098570.55640461" calcext:value-type="float">
            <text:p>2,098,570.56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text:p>rx4</text:p>
          </table:table-cell>
          <table:table-cell office:value-type="float" office:value="239.503937117612" calcext:value-type="float">
            <text:p>239.50</text:p>
          </table:table-cell>
          <table:table-cell table:style-name="ce2" office:value-type="float" office:value="64.9112120847278" calcext:value-type="float">
            <text:p>64.91</text:p>
          </table:table-cell>
          <table:table-cell office:value-type="float" office:value="342.105263157895" calcext:value-type="float">
            <text:p>342.11</text:p>
          </table:table-cell>
          <table:table-cell table:style-name="ce1" office:value-type="float" office:value="3099756.47818663" calcext:value-type="float">
            <text:p>3,099,756.48</text:p>
          </table:table-cell>
          <table:table-cell/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rx4</text:p>
          </table:table-cell>
          <table:table-cell office:value-type="float" office:value="248.250451730367" calcext:value-type="float">
            <text:p>248.25</text:p>
          </table:table-cell>
          <table:table-cell table:style-name="ce1" office:value-type="float" office:value="79.3508540113597" calcext:value-type="float">
            <text:p>79.35</text:p>
          </table:table-cell>
          <table:table-cell office:value-type="float" office:value="427.631578947368" calcext:value-type="float">
            <text:p>427.63</text:p>
          </table:table-cell>
          <table:table-cell table:style-name="ce1" office:value-type="float" office:value="2521827.50040731" calcext:value-type="float">
            <text:p>2,521,827.50</text:p>
          </table:table-cell>
          <table:table-cell/>
          <table:table-cell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rx4</text:p>
          </table:table-cell>
          <table:table-cell office:value-type="float" office:value="256.843122511624" calcext:value-type="float">
            <text:p>256.84</text:p>
          </table:table-cell>
          <table:table-cell table:style-name="ce1" office:value-type="float" office:value="95.9463979888937" calcext:value-type="float">
            <text:p>95.95</text:p>
          </table:table-cell>
          <table:table-cell office:value-type="float" office:value="611.842105263158" calcext:value-type="float">
            <text:p>611.84</text:p>
          </table:table-cell>
          <table:table-cell table:style-name="ce1" office:value-type="float" office:value="2098570.55640461" calcext:value-type="float">
            <text:p>2,098,570.56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x3</text:p>
          </table:table-cell>
          <table:table-cell office:value-type="float" office:value="280.189794584483" calcext:value-type="float">
            <text:p>280.19</text:p>
          </table:table-cell>
          <table:table-cell office:value-type="float" office:value="84.9128454867235" calcext:value-type="float">
            <text:p>84.91</text:p>
          </table:table-cell>
          <table:table-cell office:value-type="float" office:value="447.368421052632" calcext:value-type="float">
            <text:p>447.37</text:p>
          </table:table-cell>
          <table:table-cell office:value-type="float" office:value="2361894.28768245" calcext:value-type="float">
            <text:p>2,361,894.29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office:value-type="string" calcext:value-type="string">
            <text:p>rx3</text:p>
          </table:table-cell>
          <table:table-cell office:value-type="float" office:value="268.673386160673" calcext:value-type="float">
            <text:p>268.67</text:p>
          </table:table-cell>
          <table:table-cell table:style-name="ce1" office:value-type="float" office:value="65.9739018525792" calcext:value-type="float">
            <text:p>65.97</text:p>
          </table:table-cell>
          <table:table-cell office:value-type="float" office:value="315.78947368421" calcext:value-type="float">
            <text:p>315.79</text:p>
          </table:table-cell>
          <table:table-cell table:style-name="ce1" office:value-type="float" office:value="3202225.84418359" calcext:value-type="float">
            <text:p>3,202,225.84</text:p>
          </table:table-cell>
          <table:table-cell/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office:value-type="string" calcext:value-type="string">
            <text:p>rx3</text:p>
          </table:table-cell>
          <table:table-cell office:value-type="float" office:value="274.396674363784" calcext:value-type="float">
            <text:p>274.40</text:p>
          </table:table-cell>
          <table:table-cell table:style-name="ce1" office:value-type="float" office:value="76.3691191699993" calcext:value-type="float">
            <text:p>76.37</text:p>
          </table:table-cell>
          <table:table-cell office:value-type="float" office:value="378.947368421053" calcext:value-type="float">
            <text:p>378.95</text:p>
          </table:table-cell>
          <table:table-cell table:style-name="ce1" office:value-type="float" office:value="2639850.00989831" calcext:value-type="float">
            <text:p>2,639,850.01</text:p>
          </table:table-cell>
          <table:table-cell/>
          <table:table-cell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x2</text:p>
          </table:table-cell>
          <table:table-cell office:value-type="float" office:value="274.050769509891" calcext:value-type="float">
            <text:p>274.05</text:p>
          </table:table-cell>
          <table:table-cell office:value-type="float" office:value="80.916082925405" calcext:value-type="float">
            <text:p>80.92</text:p>
          </table:table-cell>
          <table:table-cell office:value-type="float" office:value="468.421052631579" calcext:value-type="float">
            <text:p>468.42</text:p>
          </table:table-cell>
          <table:table-cell office:value-type="float" office:value="2481153.734382" calcext:value-type="float">
            <text:p>2,481,153.73</text:p>
          </table:table-cell>
          <table:table-cell table:style-name="ce1"/>
          <table:table-cell table:style-name="ce1"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text:p>rx3</text:p>
          </table:table-cell>
          <table:table-cell office:value-type="float" office:value="280.189794584483" calcext:value-type="float">
            <text:p>280.19</text:p>
          </table:table-cell>
          <table:table-cell table:style-name="ce1" office:value-type="float" office:value="84.9128454867235" calcext:value-type="float">
            <text:p>84.91</text:p>
          </table:table-cell>
          <table:table-cell office:value-type="float" office:value="447.368421052632" calcext:value-type="float">
            <text:p>447.37</text:p>
          </table:table-cell>
          <table:table-cell table:style-name="ce1" office:value-type="float" office:value="2361894.28768245" calcext:value-type="float">
            <text:p>2,361,894.29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/>
          <table:table-cell table:number-columns-repeated="4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table:style-name="ce1" table:number-columns-repeated="2"/>
          <table:table-cell table:number-columns-repeated="2"/>
          <table:table-cell office:value-type="string" calcext:value-type="string">
            <text:p>rx2</text:p>
          </table:table-cell>
          <table:table-cell office:value-type="float" office:value="261.92857231185" calcext:value-type="float">
            <text:p>261.93</text:p>
          </table:table-cell>
          <table:table-cell table:style-name="ce1" office:value-type="float" office:value="59.5999629385061" calcext:value-type="float">
            <text:p>59.60</text:p>
          </table:table-cell>
          <table:table-cell office:value-type="float" office:value="289.473684210526" calcext:value-type="float">
            <text:p>289.47</text:p>
          </table:table-cell>
          <table:table-cell table:style-name="ce1" office:value-type="float" office:value="3385005.31807802" calcext:value-type="float">
            <text:p>3,385,005.32</text:p>
          </table:table-cell>
          <table:table-cell table:style-name="ce1"/>
          <table:table-cell table:style-name="ce1"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x1</text:p>
          </table:table-cell>
          <table:table-cell office:value-type="float" office:value="268.400291767197" calcext:value-type="float">
            <text:p>268.40</text:p>
          </table:table-cell>
          <table:table-cell office:value-type="float" office:value="59.5008141179688" calcext:value-type="float">
            <text:p>59.50</text:p>
          </table:table-cell>
          <table:table-cell office:value-type="float" office:value="300" calcext:value-type="float">
            <text:p>300.00</text:p>
          </table:table-cell>
          <table:table-cell office:value-type="float" office:value="3362471.25608321" calcext:value-type="float">
            <text:p>3,362,471.26</text:p>
          </table:table-cell>
          <table:table-cell table:style-name="ce1"/>
          <table:table-cell table:style-name="ce1"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text:p>rx2</text:p>
          </table:table-cell>
          <table:table-cell office:value-type="float" office:value="267.388615359986" calcext:value-type="float">
            <text:p>267.39</text:p>
          </table:table-cell>
          <table:table-cell table:style-name="ce1" office:value-type="float" office:value="71.0325690783121" calcext:value-type="float">
            <text:p>71.03</text:p>
          </table:table-cell>
          <table:table-cell office:value-type="float" office:value="373.684210526316" calcext:value-type="float">
            <text:p>373.68</text:p>
          </table:table-cell>
          <table:table-cell table:style-name="ce1" office:value-type="float" office:value="2832819.54232327" calcext:value-type="float">
            <text:p>2,832,819.54</text:p>
          </table:table-cell>
          <table:table-cell table:style-name="ce1"/>
          <table:table-cell table:style-name="ce1"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/>
          <table:table-cell table:number-columns-repeated="3"/>
          <table:table-cell office:value-type="string" calcext:value-type="string">
            <text:p>rx2</text:p>
          </table:table-cell>
          <table:table-cell office:value-type="float" office:value="274.050769509891" calcext:value-type="float">
            <text:p>274.05</text:p>
          </table:table-cell>
          <table:table-cell table:style-name="ce1" office:value-type="float" office:value="80.916082925405" calcext:value-type="float">
            <text:p>80.92</text:p>
          </table:table-cell>
          <table:table-cell office:value-type="float" office:value="468.421052631579" calcext:value-type="float">
            <text:p>468.42</text:p>
          </table:table-cell>
          <table:table-cell table:style-name="ce1" office:value-type="float" office:value="2481153.734382" calcext:value-type="float">
            <text:p>2,481,153.73</text:p>
          </table:table-cell>
          <table:table-cell table:style-name="ce1"/>
          <table:table-cell table:style-name="ce1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5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office:value-type="string" calcext:value-type="string">
            <text:p>rx1</text:p>
          </table:table-cell>
          <table:table-cell office:value-type="float" office:value="264.363504876451" calcext:value-type="float">
            <text:p>264.36</text:p>
          </table:table-cell>
          <table:table-cell table:style-name="ce1" office:value-type="float" office:value="51.7644782778507" calcext:value-type="float">
            <text:p>51.76</text:p>
          </table:table-cell>
          <table:table-cell office:value-type="float" office:value="210.526315789474" calcext:value-type="float">
            <text:p>210.53</text:p>
          </table:table-cell>
          <table:table-cell table:style-name="ce1" office:value-type="float" office:value="3917273.98474313" calcext:value-type="float">
            <text:p>3,917,273.98</text:p>
          </table:table-cell>
          <table:table-cell table:style-name="ce1"/>
          <table:table-cell table:style-name="ce1"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office:value-type="string" calcext:value-type="string">
            <text:p>rx1</text:p>
          </table:table-cell>
          <table:table-cell office:value-type="float" office:value="267.20422895737" calcext:value-type="float">
            <text:p>267.20</text:p>
          </table:table-cell>
          <table:table-cell table:style-name="ce1" office:value-type="float" office:value="56.3358332282312" calcext:value-type="float">
            <text:p>56.34</text:p>
          </table:table-cell>
          <table:table-cell office:value-type="float" office:value="242.105263157895" calcext:value-type="float">
            <text:p>242.11</text:p>
          </table:table-cell>
          <table:table-cell table:style-name="ce1" office:value-type="float" office:value="3556619.20750619" calcext:value-type="float">
            <text:p>3,556,619.21</text:p>
          </table:table-cell>
          <table:table-cell table:style-name="ce1"/>
          <table:table-cell table:style-name="ce1"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office:value-type="string" calcext:value-type="string">
            <text:p>rx1</text:p>
          </table:table-cell>
          <table:table-cell office:value-type="float" office:value="268.400291767197" calcext:value-type="float">
            <text:p>268.40</text:p>
          </table:table-cell>
          <table:table-cell table:style-name="ce1" office:value-type="float" office:value="59.5008141179688" calcext:value-type="float">
            <text:p>59.50</text:p>
          </table:table-cell>
          <table:table-cell office:value-type="float" office:value="300" calcext:value-type="float">
            <text:p>300.00</text:p>
          </table:table-cell>
          <table:table-cell table:style-name="ce1" office:value-type="float" office:value="3362471.25608321" calcext:value-type="float">
            <text:p>3,362,471.26</text:p>
          </table:table-cell>
          <table:table-cell table:style-name="ce1"/>
          <table:table-cell table:style-name="ce1" office:value-type="float" office:value="0.01" calcext:value-type="float">
            <text:p>0.01</text:p>
          </table:table-cell>
          <table:table-cell table:number-columns-repeated="3"/>
        </table:table-row>
      </table:table>
      <table:table table:name="Hoja2" table:style-name="ta1">
        <table:table-column table:style-name="co1" table:default-cell-style-name="Default"/>
        <table:table-column table:style-name="co5" table:default-cell-style-name="Default"/>
        <table:table-column table:style-name="co1" table:number-columns-repeated="9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Tx-Rx separation [m]</text:p>
          </table:table-cell>
          <table:table-cell office:value-type="string" calcext:value-type="string">
            <text:p>tmean</text:p>
          </table:table-cell>
          <table:table-cell office:value-type="string" calcext:value-type="string">
            <text:p>trmsNs</text:p>
          </table:table-cell>
          <table:table-cell office:value-type="string" calcext:value-type="string">
            <text:p>tmaxNs</text:p>
          </table:table-cell>
          <table:table-cell office:value-type="string" calcext:value-type="string">
            <text:p>B_50</text:p>
          </table:table-cell>
          <table:table-cell/>
          <table:table-cell office:value-type="string" calcext:value-type="string">
            <text:p>noise thresh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x1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62.150000765612" calcext:value-type="float">
            <text:p>162.2</text:p>
          </table:table-cell>
          <table:table-cell table:style-name="ce5" office:value-type="float" office:value="57.6367861019727" calcext:value-type="float">
            <text:p>57.6</text:p>
          </table:table-cell>
          <table:table-cell table:style-name="ce5" office:value-type="float" office:value="263.157894736842" calcext:value-type="float">
            <text:p>263.2</text:p>
          </table:table-cell>
          <table:table-cell table:style-name="ce6" office:value-type="float" office:value="3470006.11113455" calcext:value-type="float">
            <text:p>3470006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x2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95.886119194019" calcext:value-type="float">
            <text:p>195.9</text:p>
          </table:table-cell>
          <table:table-cell table:style-name="ce5" office:value-type="float" office:value="80.2845368234729" calcext:value-type="float">
            <text:p>80.3</text:p>
          </table:table-cell>
          <table:table-cell table:style-name="ce5" office:value-type="float" office:value="447.368421052632" calcext:value-type="float">
            <text:p>447.4</text:p>
          </table:table-cell>
          <table:table-cell table:style-name="ce6" office:value-type="float" office:value="2491139.73765277" calcext:value-type="float">
            <text:p>2491140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x3</text:p>
          </table:table-cell>
          <table:table-cell office:value-type="float" office:value="28" calcext:value-type="float">
            <text:p>28</text:p>
          </table:table-cell>
          <table:table-cell table:style-name="ce5" office:value-type="float" office:value="175.516587584727" calcext:value-type="float">
            <text:p>175.5</text:p>
          </table:table-cell>
          <table:table-cell table:style-name="ce5" office:value-type="float" office:value="85.4636529333646" calcext:value-type="float">
            <text:p>85.5</text:p>
          </table:table-cell>
          <table:table-cell table:style-name="ce5" office:value-type="float" office:value="447.368421052632" calcext:value-type="float">
            <text:p>447.4</text:p>
          </table:table-cell>
          <table:table-cell table:style-name="ce6" office:value-type="float" office:value="2340176.1232455" calcext:value-type="float">
            <text:p>2340176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x4</text:p>
          </table:table-cell>
          <table:table-cell office:value-type="float" office:value="36" calcext:value-type="float">
            <text:p>36</text:p>
          </table:table-cell>
          <table:table-cell table:style-name="ce5" office:value-type="float" office:value="227.781395334255" calcext:value-type="float">
            <text:p>227.8</text:p>
          </table:table-cell>
          <table:table-cell table:style-name="ce5" office:value-type="float" office:value="90.2533722109927" calcext:value-type="float">
            <text:p>90.3</text:p>
          </table:table-cell>
          <table:table-cell table:style-name="ce5" office:value-type="float" office:value="526.315789473684" calcext:value-type="float">
            <text:p>526.3</text:p>
          </table:table-cell>
          <table:table-cell table:style-name="ce6" office:value-type="float" office:value="2215983.68127945" calcext:value-type="float">
            <text:p>2215984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/>
          <table:table-cell table:style-name="ce1" table:formula="of:=SUM([.E3:.E6])" office:value-type="float" office:value="1684.21052631579" calcext:value-type="float">
            <text:p>1,684.21</text:p>
          </table:table-cell>
          <table:table-cell table:style-name="ce1" table:formula="of:=[.E7]/4" office:value-type="float" office:value="421.052631578948" calcext:value-type="float">
            <text:p>421.05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table:style-name="ce1"/>
          <table:table-cell office:value-type="string" calcext:value-type="string">
            <text:p>tmean</text:p>
          </table:table-cell>
          <table:table-cell office:value-type="string" calcext:value-type="string">
            <text:p>trmsNs</text:p>
          </table:table-cell>
          <table:table-cell office:value-type="string" calcext:value-type="string">
            <text:p>tmaxNs</text:p>
          </table:table-cell>
          <table:table-cell office:value-type="string" calcext:value-type="string">
            <text:p>B_5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Spatial</text:p>
          </table:table-cell>
          <table:table-cell table:style-name="ce5" office:value-type="float" office:value="163.567772419234" calcext:value-type="float">
            <text:p>163.6</text:p>
          </table:table-cell>
          <table:table-cell table:style-name="ce5" office:value-type="float" office:value="78.6792650440976" calcext:value-type="float">
            <text:p>78.7</text:p>
          </table:table-cell>
          <table:table-cell table:style-name="ce5" office:value-type="float" office:value="473.684210526316" calcext:value-type="float">
            <text:p>473.7</text:p>
          </table:table-cell>
          <table:table-cell table:style-name="ce5" office:value-type="float" office:value="2541965.7884184" calcext:value-type="float">
            <text:p>2,541,965.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mulation</text:p>
          </table:table-cell>
          <table:table-cell table:style-name="ce5" office:value-type="float" office:value="71.5180499715722" calcext:value-type="float">
            <text:p>71.5</text:p>
          </table:table-cell>
          <table:table-cell table:style-name="ce5" office:value-type="float" office:value="67.7799991612894" calcext:value-type="float">
            <text:p>67.8</text:p>
          </table:table-cell>
          <table:table-cell table:style-name="ce5" office:value-type="float" office:value="305.849145841304" calcext:value-type="float">
            <text:p>305.8</text:p>
          </table:table-cell>
          <table:table-cell table:style-name="ce5" office:value-type="float" office:value="2950722.96362943" calcext:value-type="float">
            <text:p>2,950,723.0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11"/>
          <table:table-cell office:value-type="string" calcext:value-type="string">
            <text:p>old sim version</text:p>
          </table:table-cell>
          <table:table-cell office:value-type="string" calcext:value-type="string">
            <text:p>tmean</text:p>
          </table:table-cell>
          <table:table-cell office:value-type="string" calcext:value-type="string">
            <text:p>trmsNs</text:p>
          </table:table-cell>
          <table:table-cell office:value-type="string" calcext:value-type="string">
            <text:p>tmaxNs</text:p>
          </table:table-cell>
          <table:table-cell office:value-type="string" calcext:value-type="string">
            <text:p>B_50</text:p>
          </table:table-cell>
        </table:table-row>
        <table:table-row table:style-name="ro1">
          <table:table-cell office:value-type="string" calcext:value-type="string">
            <text:p>SV param</text:p>
          </table:table-cell>
          <table:table-cell office:value-type="string" calcext:value-type="string">
            <text:p>Lambda </text:p>
          </table:table-cell>
          <table:table-cell office:value-type="string" calcext:value-type="string">
            <text:p>lambda =</text:p>
          </table:table-cell>
          <table:table-cell office:value-type="string" calcext:value-type="string">
            <text:p>Gamma =</text:p>
          </table:table-cell>
          <table:table-cell office:value-type="string" calcext:value-type="string">
            <text:p>gam0 =</text:p>
          </table:table-cell>
          <table:table-cell office:value-type="string" calcext:value-type="string">
            <text:p>a =</text:p>
          </table:table-cell>
          <table:table-cell table:number-columns-repeated="5"/>
          <table:table-cell table:style-name="ce1" office:value-type="string" calcext:value-type="string">
            <text:p>Simulation</text:p>
          </table:table-cell>
          <table:table-cell table:style-name="ce5" office:value-type="float" office:value="45.7201462973934" calcext:value-type="float">
            <text:p>45.7</text:p>
          </table:table-cell>
          <table:table-cell table:style-name="ce5" office:value-type="float" office:value="59.1980882471127" calcext:value-type="float">
            <text:p>59.2</text:p>
          </table:table-cell>
          <table:table-cell table:style-name="ce5" office:value-type="float" office:value="255.913669829589" calcext:value-type="float">
            <text:p>255.9</text:p>
          </table:table-cell>
          <table:table-cell table:style-name="ce5" office:value-type="float" office:value="3378487.48029046" calcext:value-type="float">
            <text:p>3,378,487.5</text:p>
          </table:table-cell>
        </table:table-row>
        <table:table-row table:style-name="ro1">
          <table:table-cell office:value-type="string" calcext:value-type="string">
            <text:p>value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035764705882353" calcext:value-type="float">
            <text:p>0.035764705882353</text:p>
          </table:table-cell>
          <table:table-cell office:value-type="float" office:value="69.191" calcext:value-type="float">
            <text:p>69.191</text:p>
          </table:table-cell>
          <table:table-cell office:value-type="float" office:value="23.6470934065934" calcext:value-type="float">
            <text:p>23.6470934065934</text:p>
          </table:table-cell>
          <table:table-cell office:value-type="float" office:value="0.062034582417582" calcext:value-type="float">
            <text:p>0.062034582417582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9"/>
          <table:table-cell table:number-columns-repeated="13"/>
        </table:table-row>
        <table:table-row table:style-name="ro1" table:number-rows-repeated="3">
          <table:table-cell table:number-columns-repeated="2"/>
          <table:table-cell table:style-name="ce8"/>
          <table:table-cell table:number-columns-repeated="13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7"/>
          <table:table-cell table:style-name="ce13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typewriter" svg:font-family="lucidatypewrite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2" loext:min-decimal-places="12" number:min-integer-digits="1"/>
    </number:number-style>
    <number:number-style style:name="N108">
      <number:number number:decimal-places="13" loext:min-decimal-places="13" number:min-integer-digits="1"/>
    </number:number-style>
    <number:number-style style:name="N109">
      <number:number number:decimal-places="14" loext:min-decimal-places="14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0" loext:min-decimal-places="10" number:min-integer-digits="1"/>
    </number:number-style>
    <number:number-style style:name="N112">
      <number:number number:decimal-places="9" loext:min-decimal-places="9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/>
    </number:number-style>
    <number:number-style style:name="N118">
      <number:number number:decimal-places="3" loext:min-decimal-places="3" number:min-integer-digits="1"/>
    </number:number-style>
    <number:number-style style:name="N119">
      <number:number number:decimal-places="1" loext:min-decimal-places="1" number:min-integer-digits="1" number:grouping="true"/>
    </number:number-style>
    <number:number-style style:name="N120">
      <number:number number:decimal-places="1" loext:min-decimal-places="1" number:min-integer-digits="1"/>
    </number:number-style>
    <number:number-style style:name="N121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2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23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4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5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26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27">
      <number:scientific-number number:decimal-places="7" loext:min-decimal-places="7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8">00/00/0000</text:date>, <text:time style:data-style-name="N2" text:time-value="17:10:17.06187081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3T12:33:05.315472475</meta:creation-date>
    <dc:date>2020-02-28T17:37:25.928926439</dc:date>
    <meta:editing-duration>PT8H47M45S</meta:editing-duration>
    <meta:editing-cycles>10</meta:editing-cycles>
    <meta:generator>LibreOffice/6.0.7.3$Linux_X86_64 LibreOffice_project/00m0$Build-3</meta:generator>
    <meta:document-statistic meta:table-count="2" meta:cell-count="238" meta:object-count="0"/>
  </office:meta>
</office:document-meta>
</file>